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reating an online Islamic halal perfume shop can cater to the needs of Muslim consumers who seek fragrances that comply with Islamic principles and do not contain any prohibited substances. Here are some ideas to help you establish a successful Islamic halal perfume shop:</text:p>
      <text:p text:style-name="Standard"/>
      <text:p text:style-name="Standard">1. **Halal-Certified Perfumes**: Source perfumes from manufacturers and brands that produce halal-certified fragrances. Ensure that the perfumes are free from alcohol, animal-derived ingredients, and other prohibited substances according to Islamic guidelines.</text:p>
      <text:p text:style-name="Standard"/>
      <text:p text:style-name="Standard">2. **Natural and Ethical Ingredients**: Emphasize the use of natural and ethically sourced ingredients in your halal perfumes. Highlight the quality and purity of ingredients such as essential oils, plant extracts, and natural resins to appeal to customers seeking clean and ethical fragrances.</text:p>
      <text:p text:style-name="Standard"/>
      <text:p text:style-name="Standard">3. **Wide Range of Fragrances**: Offer a diverse selection of halal perfumes for men and women, including floral, oriental, woody, citrus, and musk-based fragrances. Cater to different preferences and occasions by providing options for everyday wear, special events, and religious ceremonies.</text:p>
      <text:p text:style-name="Standard"/>
      <text:p text:style-name="Standard">4. **Gender-Neutral Options**: Introduce gender-neutral or unisex fragrances that appeal to a broader audience and challenge traditional gender stereotypes in the perfume industry. Promote inclusivity and diversity by offering fragrances that can be enjoyed by people of all genders.</text:p>
      <text:p text:style-name="Standard"/>
      <text:p text:style-name="Standard">5. **Exclusive and Niche Brands**: Partner with exclusive and niche perfume brands that specialize in halal-certified fragrances. Showcase unique and hard-to-find perfumes that are not readily available in mainstream markets to attract discerning customers.</text:p>
      <text:p text:style-name="Standard"/>
      <text:p text:style-name="Standard">6. **Custom Perfume Blending**: Offer custom perfume blending services where customers can create personalized fragrances tailored to their individual preferences and tastes. Provide consultations with fragrance experts to help customers select the perfect scent combination.</text:p>
      <text:p text:style-name="Standard"/>
      <text:p text:style-name="Standard">7. **Halal Skincare and Beauty Products**: Expand your product range to include halal skincare and beauty products that complement your halal perfumes. Offer halal-certified moisturizers, body lotions, and cosmetics to provide a complete halal beauty experience.</text:p>
      <text:p text:style-name="Standard"/>
      <text:p text:style-name="Standard">8. **Educational Content**: Create educational resources on the significance of halal perfumes, the importance of avoiding alcohol-based fragrances, and the benefits of natural and ethical ingredients. Provide information about Islamic fragrance traditions and the symbolism of different perfume notes.</text:p>
      <text:p text:style-name="Standard"/>
      <text:p text:style-name="Standard">9. **Gift Sets and Accessories**: Curate gift sets and accessories featuring halal perfumes, scented candles, incense sticks, and perfume oils. Offer elegant packaging options and customizable gift messages for special occasions such as Eid, weddings, and anniversaries.</text:p>
      <text:p text:style-name="Standard"/>
      <text:p text:style-name="Standard">10. **Online Fragrance Sampling**: Implement an online fragrance sampling program where customers can order sample-sized vials of different perfumes to test before purchasing full-sized bottles. Offer affordable sample packs and fragrance discovery kits to encourage experimentation and discovery.</text:p>
      <text:p text:style-name="Standard"/>
      <text:p text:style-name="Standard">11. **User-Generated Content**: Encourage customers to share their experiences with your halal perfumes on social media platforms using a dedicated hashtag. Feature user-generated content such as reviews, photos, and testimonials to build trust and credibility with potential customers.</text:p>
      <text:p text:style-name="Standard"/>
      <text:p text:style-name="Standard">12. **Responsive Customer Support**: Provide responsive customer support channels, including live chat, email, and phone support, to assist customers with inquiries, orders, and product recommendations. Offer a hassle-free return and exchange policy to ensure customer satisfaction.</text:p>
      <text:p text:style-name="Standard"/>
      <text:p text:style-name="Standard">By implementing these strategies, you can establish a reputable and trusted online Islamic halal perfume shop that caters to the needs and preferences of Muslim consumers while promoting ethical and sustainable fragrance practic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3T10:26:38.943000000</meta:creation-date>
    <dc:date>2024-04-23T10:26:58.266000000</dc:date>
    <meta:editing-duration>PT19S</meta:editing-duration>
    <meta:editing-cycles>1</meta:editing-cycles>
    <meta:generator>LibreOffice/7.6.2.1$Windows_X86_64 LibreOffice_project/56f7684011345957bbf33a7ee678afaf4d2ba333</meta:generator>
    <meta:document-statistic meta:table-count="0" meta:image-count="0" meta:object-count="0" meta:page-count="1" meta:paragraph-count="14" meta:word-count="524" meta:character-count="3864" meta:non-whitespace-character-count="3354"/>
  </office:meta>
</office:document-meta>
</file>